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text-properties officeooo:rsid="0012acc6" officeooo:paragraph-rsid="0012acc6" fo:background-color="#ffff00"/>
    </style:style>
    <style:style style:name="P2" style:family="paragraph" style:parent-style-name="Text_20_body" style:list-style-name="L2">
      <style:text-properties officeooo:rsid="00160e3a" officeooo:paragraph-rsid="00160e3a"/>
    </style:style>
    <style:style style:name="P3" style:family="paragraph" style:parent-style-name="Text_20_body" style:list-style-name="L3">
      <style:text-properties officeooo:rsid="00160e3a" officeooo:paragraph-rsid="00160e3a"/>
    </style:style>
    <style:style style:name="P4" style:family="paragraph" style:parent-style-name="Text_20_body" style:list-style-name="L4">
      <style:text-properties officeooo:rsid="00160e3a" officeooo:paragraph-rsid="00160e3a"/>
    </style:style>
    <style:style style:name="P5" style:family="paragraph" style:parent-style-name="Text_20_body" style:list-style-name="L2">
      <style:text-properties officeooo:rsid="00162889" officeooo:paragraph-rsid="00162889"/>
    </style:style>
    <style:style style:name="P6" style:family="paragraph" style:parent-style-name="Text_20_body" style:list-style-name="L3">
      <style:text-properties officeooo:rsid="0012acc6" officeooo:paragraph-rsid="0012acc6"/>
    </style:style>
    <style:style style:name="P7" style:family="paragraph" style:parent-style-name="Text_20_body" style:list-style-name="L3">
      <style:text-properties officeooo:rsid="0012acc6" officeooo:paragraph-rsid="00162889"/>
    </style:style>
    <style:style style:name="P8" style:family="paragraph" style:parent-style-name="Text_20_body" style:list-style-name="L3">
      <style:text-properties officeooo:rsid="00171fd0" officeooo:paragraph-rsid="00171fd0"/>
    </style:style>
    <style:style style:name="P9" style:family="paragraph" style:parent-style-name="Text_20_body" style:list-style-name="L3">
      <style:text-properties officeooo:rsid="001b49c8" officeooo:paragraph-rsid="001b49c8"/>
    </style:style>
    <style:style style:name="P10" style:family="paragraph" style:parent-style-name="Text_20_body" style:list-style-name="L5">
      <style:text-properties officeooo:rsid="001b49c8" officeooo:paragraph-rsid="001b49c8"/>
    </style:style>
    <style:style style:name="P11" style:family="paragraph" style:parent-style-name="Text_20_body" style:list-style-name="L4">
      <style:text-properties officeooo:rsid="00180c3a" officeooo:paragraph-rsid="00180c3a"/>
    </style:style>
    <style:style style:name="P12" style:family="paragraph" style:parent-style-name="Text_20_body" style:list-style-name="L4">
      <style:text-properties officeooo:rsid="0019477c" officeooo:paragraph-rsid="0019477c"/>
    </style:style>
    <style:style style:name="P13" style:family="paragraph" style:parent-style-name="Text_20_body" style:list-style-name="L4">
      <style:text-properties officeooo:rsid="001b0842" officeooo:paragraph-rsid="001b0842"/>
    </style:style>
    <style:style style:name="P14" style:family="paragraph" style:parent-style-name="Text_20_body" style:list-style-name="L5">
      <style:text-properties officeooo:rsid="001b5cba" officeooo:paragraph-rsid="001b5cba"/>
    </style:style>
    <style:style style:name="P15" style:family="paragraph" style:parent-style-name="Text_20_body" style:list-style-name="L5">
      <style:text-properties officeooo:rsid="001bdc49" officeooo:paragraph-rsid="001bdc49"/>
    </style:style>
    <style:style style:name="P16" style:family="paragraph" style:parent-style-name="Heading_20_1">
      <style:text-properties officeooo:rsid="0012acc6" officeooo:paragraph-rsid="0012acc6"/>
    </style:style>
    <style:style style:name="P17" style:family="paragraph" style:parent-style-name="Heading_20_1">
      <style:text-properties officeooo:rsid="00160e3a" officeooo:paragraph-rsid="00160e3a"/>
    </style:style>
    <style:style style:name="P18" style:family="paragraph" style:parent-style-name="Heading_20_1">
      <style:text-properties officeooo:rsid="001b49c8" officeooo:paragraph-rsid="00160e3a"/>
    </style:style>
    <style:style style:name="P19" style:family="paragraph" style:parent-style-name="Heading_20_1">
      <style:text-properties officeooo:rsid="001b49c8" officeooo:paragraph-rsid="001b49c8"/>
    </style:style>
    <style:style style:name="T1" style:family="text">
      <style:text-properties officeooo:rsid="00160e3a"/>
    </style:style>
    <style:style style:name="T2" style:family="text">
      <style:text-properties fo:background-color="#ffff00" loext:char-shading-value="0"/>
    </style:style>
    <style:style style:name="T3" style:family="text">
      <style:text-properties officeooo:rsid="00162889"/>
    </style:style>
    <style:style style:name="T4" style:family="text">
      <style:text-properties officeooo:rsid="00171fd0"/>
    </style:style>
    <style:style style:name="T5" style:family="text">
      <style:text-properties officeooo:rsid="001b0842"/>
    </style:style>
    <style:style style:name="T6" style:family="text">
      <style:text-properties officeooo:rsid="001b49c8"/>
    </style:style>
    <style:style style:name="T7" style:family="text">
      <style:text-properties officeooo:rsid="001bdc4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General</text:h>
      <text:list xml:id="list4902523653836514338" text:style-name="L1">
        <text:list-item>
          <text:p text:style-name="P1">Previous POC’s took a code first approach to infrastructure. Do we intend to create the stack through ansible?</text:p>
        </text:list-item>
      </text:list>
      <text:h text:style-name="P17" text:outline-level="1">Requirements</text:h>
      <text:list xml:id="list1755936978939443516" text:style-name="L2">
        <text:list-item>
          <text:p text:style-name="P2">A luigi central scheduler</text:p>
        </text:list-item>
        <text:list-item>
          <text:p text:style-name="P2">Amazon Elastic Container Service to run docker hosted workflows</text:p>
        </text:list-item>
        <text:list-item>
          <text:p text:style-name="P5">Amazon container repository for docker instances to be built too</text:p>
        </text:list-item>
        <text:list-item>
          <text:p text:style-name="P5">S3 bucket for task / workflow / state</text:p>
        </text:list-item>
      </text:list>
      <text:h text:style-name="P16" text:outline-level="1">General task notes</text:h>
      <text:list xml:id="list7049185078893158523" text:style-name="L3">
        <text:list-item>
          <text:p text:style-name="P3">A luigi workflow consists of a sequence of tasks</text:p>
        </text:list-item>
        <text:list-item>
          <text:p text:style-name="P6">The state of the <text:span text:style-name="T1">tasks in a workflow</text:span> is recorded in json text file in an s3 bucket.</text:p>
        </text:list-item>
        <text:list-item>
          <text:p text:style-name="P7">Each run of a <text:span text:style-name="T1">workflow</text:span> generates an S3 key consisting of /bucket/<text:span text:style-name="T3">workflow</text:span>_name/run_date(iso date time format)/<text:span text:style-name="T3">task_name</text:span>/</text:p>
        </text:list-item>
        <text:list-item>
          <text:p text:style-name="P3">Docker workflows are instigated in Amazon ECS either as a predefined ECS task or as a dynamically created and destroyed <text:span text:style-name="T4">ECS </text:span>task (<text:span text:style-name="T4">ECS </text:span><text:span text:style-name="T2">tasks cannot be generalised with parameters?</text:span>). This mechanism needs to be investigated and developed. ECS will managed the instance creation, accquisition of the latest docker image (from the AWS container repository). <text:span text:style-name="T4">NB an ECS task is an AWS control mechanism not related to a Luigi workflow task.</text:span></text:p>
        </text:list-item>
        <text:list-item>
          <text:p text:style-name="P8">Each tasks success is measured by the existence of some output file in the S3 state bucket. Each workflows final task will generate some output or will generate an empty _success.json where no meaningful output exists.</text:p>
        </text:list-item>
        <text:list-item>
          <text:p text:style-name="P9">AWS ECS task instigation is only theoretical and needs investigation</text:p>
        </text:list-item>
      </text:list>
      <text:h text:style-name="P18" text:outline-level="1">Workflow:S1 RAW downloader</text:h>
      <text:list xml:id="list2146995036097546891" text:style-name="L4">
        <text:list-item>
          <text:p text:style-name="P4">Th<text:span text:style-name="T6">ere</text:span> should have a limit on the oldest run date <text:span text:style-name="T6">and a reported failure when this is reached</text:span>.</text:p>
        </text:list-item>
        <text:list-item>
          <text:p text:style-name="P11">Need to decide what api you need to access to download raw product.</text:p>
        </text:list-item>
        <text:list-item>
          <text:p text:style-name="P12">The luigi scheduler should spawn <text:span text:style-name="T5">a</text:span> <text:span text:style-name="T5">worker for each task</text:span> for each product in the list <text:span text:style-name="T5">up to a specified limit</text:span></text:p>
        </text:list-item>
        <text:list-item>
          <text:p text:style-name="P13">Download failures aren’t a problem since they will be added to the products.json file produced in the next run</text:p>
        </text:list-item>
      </text:list>
      <text:h text:style-name="P19" text:outline-level="1"><text:soft-page-break/>Workflow: S1 ARD processor</text:h>
      <text:list xml:id="list6200091042448957107" text:style-name="L5">
        <text:list-item>
          <text:p text:style-name="P10">Logic for identifying raw S1 products that should be processed needs defining, it may in turn require extra post processing steps in the downloader or an additional workflow.</text:p>
        </text:list-item>
        <text:list-item>
          <text:p text:style-name="P14">This whole process is theoretical, I think ECS tasks will have to be generated for each input <text:span text:style-name="T7">since a task cannot be parametrised. This leads to an issue of how to effectivly manage the number of tasks.</text:span></text:p>
        </text:list-item>
        <text:list-item>
          <text:p text:style-name="P15">The ECS task and the workflow task need to be integrated in such a way that the completion of the docker process and therefore the redundancy of the ECS task is apparent to the controlling Luigi task. This is so the luigi task can tear down the ECS task. There’s also some question about the efficiancy of this with respect to the provisioning of containers for the docker insta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15:43:59.526820635</meta:creation-date>
    <meta:generator>LibreOffice/5.1.6.2$Linux_X86_64 LibreOffice_project/10m0$Build-2</meta:generator>
    <dc:date>2017-11-17T03:38:04.238972590</dc:date>
    <meta:editing-duration>PT8H42M31S</meta:editing-duration>
    <meta:editing-cycles>8</meta:editing-cycles>
    <meta:document-statistic meta:table-count="0" meta:image-count="0" meta:object-count="0" meta:page-count="2" meta:paragraph-count="23" meta:word-count="442" meta:character-count="2519" meta:non-whitespace-character-count="2118"/>
  </office:meta>
</office:document-meta>
</file>